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fo:font-size="22pt"/>
    </style:style>
    <style:style style:name="P2" style:family="paragraph">
      <loext:graphic-properties draw:fill-color="#ffffff"/>
      <style:paragraph-properties fo:text-align="end"/>
      <style:text-properties fo:font-size="2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Forecast GW &amp; SN</presentation:footer-decl>
      <presentation:date-time-decl presentation:name="dtd1" presentation:source="current-date" style:data-style-name="D7"/>
      <presentation:date-time-decl presentation:name="dtd2" presentation:source="fixed">29/08/19</presentation:date-time-decl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orecasts GW &amp; SN</text:p>
          </draw:text-box>
        </draw:frame>
        <draw:frame presentation:style-name="pr2" draw:text-style-name="P2" draw:layer="layout" svg:width="16.102cm" svg:height="3.556cm" svg:x="10.822cm" svg:y="12.954cm" presentation:class="subtitle" presentation:user-transformed="true">
          <draw:text-box>
            <text:p text:style-name="P1">Jeudi 29 août 2019</text:p>
            <text:p text:style-name="P1">Encadrement par I. TUTUSAUS</text:p>
            <text:p text:style-name="P1">M. AMENOUCHE, G. AUGARDE, A. KUNTZ,</text:p>
            <text:p text:style-name="P1">F. MONDON, N. NICOLAS, S. VANNES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2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language="fr" fo:country="FR" style:language-asian="fr" style:country-asian="FR" style:language-complex="fr" style:country-complex="FR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text:span text:style-name="MT1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19:07:30.963472683</meta:creation-date>
    <meta:editing-duration>PT14M11S</meta:editing-duration>
    <meta:editing-cycles>2</meta:editing-cycles>
    <meta:generator>LibreOffice/6.0.7.3$Linux_X86_64 LibreOffice_project/00m0$Build-3</meta:generator>
    <dc:title>Alizarin</dc:title>
    <dc:date>2019-08-27T19:21:42.037215265</dc:date>
    <meta:document-statistic meta:object-count="45"/>
  </office:meta>
</office:document-meta>
</file>